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47ef9" officeooo:paragraph-rsid="00047ef9" style:font-weight-asian="bold" style:font-weight-complex="bold"/>
    </style:style>
    <style:style style:name="P2" style:family="paragraph" style:parent-style-name="Standard">
      <style:paragraph-properties fo:margin-top="0cm" fo:margin-bottom="0.499cm" loext:contextual-spacing="false"/>
    </style:style>
    <style:style style:name="P3" style:family="paragraph" style:parent-style-name="Standard">
      <style:paragraph-properties fo:margin-top="0cm" fo:margin-bottom="0.499cm" loext:contextual-spacing="false"/>
      <style:text-properties officeooo:paragraph-rsid="00025a1f"/>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text-properties fo:font-weight="bold" officeooo:rsid="00029d62" officeooo:paragraph-rsid="00029d62" style:font-weight-asian="bold" style:font-weight-complex="bold"/>
    </style:style>
    <style:style style:name="P9" style:family="paragraph" style:parent-style-name="Text_20_body">
      <style:text-properties fo:font-weight="bold" officeooo:rsid="00047ef9" officeooo:paragraph-rsid="00047ef9" style:font-weight-asian="bold" style:font-weight-complex="bold"/>
    </style:style>
    <style:style style:name="P10" style:family="paragraph" style:parent-style-name="Text_20_body">
      <style:text-properties officeooo:paragraph-rsid="00029d62"/>
    </style:style>
    <style:style style:name="P11" style:family="paragraph" style:parent-style-name="Text_20_body">
      <style:text-properties officeooo:rsid="00047ef9" officeooo:paragraph-rsid="00047ef9"/>
    </style:style>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
      <style:paragraph-properties fo:margin-top="0cm" fo:margin-bottom="0cm" loext:contextual-spacing="false"/>
    </style:style>
    <style:style style:name="P15" style:family="paragraph" style:parent-style-name="Text_20_body" style:list-style-name="L2">
      <style:paragraph-properties fo:margin-top="0cm" fo:margin-bottom="0cm" loext:contextual-spacing="false"/>
    </style:style>
    <style:style style:name="P16" style:family="paragraph" style:parent-style-name="Text_20_body" style:list-style-name="L3">
      <style:paragraph-properties fo:margin-top="0cm" fo:margin-bottom="0cm" loext:contextual-spacing="false"/>
    </style:style>
    <style:style style:name="P17" style:family="paragraph" style:parent-style-name="Text_20_body" style:list-style-name="L4">
      <style:paragraph-properties fo:margin-top="0cm" fo:margin-bottom="0cm" loext:contextual-spacing="false"/>
    </style:style>
    <style:style style:name="P18" style:family="paragraph" style:parent-style-name="Text_20_body" style:list-style-name="L5">
      <style:paragraph-properties fo:margin-top="0cm" fo:margin-bottom="0cm" loext:contextual-spacing="false"/>
    </style:style>
    <style:style style:name="P19" style:family="paragraph" style:parent-style-name="Text_20_body" style:list-style-name="L10">
      <style:paragraph-properties fo:margin-top="0cm" fo:margin-bottom="0cm" loext:contextual-spacing="false"/>
    </style:style>
    <style:style style:name="P20" style:family="paragraph" style:parent-style-name="Text_20_body" style:list-style-name="L11">
      <style:paragraph-properties fo:margin-top="0cm" fo:margin-bottom="0cm" loext:contextual-spacing="false"/>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weight="bold" officeooo:rsid="00025a1f" style:font-weight-asian="bold" style:font-weight-complex="bold"/>
    </style:style>
    <style:style style:name="T4" style:family="text">
      <style:text-properties fo:font-weight="bold" officeooo:rsid="00029d62" style:font-weight-asian="bold" style:font-weight-complex="bold"/>
    </style:style>
    <style:style style:name="T5"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DBC Company</text:span></text:p>
      <text:p text:style-name="P2">Nosso time está crescendo e esta é a sua oportunidade de fazer parte da DBC no <text:span text:style-name="Strong_20_Emphasis">Desenvolvimento Node.js BFF (Back End for Front End) Sênior</text:span> !<text:line-break/><text:line-break/><text:span text:style-name="Strong_20_Emphasis">Quais serão suas responsabilidades? </text:span></text:p>
      <text:list xml:id="list134900202" text:style-name="L1">
        <text:list-item>
          <text:p text:style-name="P14">Contribuir na definição técnica da solução a ser desenvolvida;</text:p>
        </text:list-item>
        <text:list-item>
          <text:p text:style-name="P14">Colaborar com time de Engenharia e Produto na definição do Backlog;</text:p>
        </text:list-item>
        <text:list-item>
          <text:p text:style-name="P14">Capacidade de identificar possíveis melhorias e analisar novas soluções;</text:p>
        </text:list-item>
        <text:list-item>
          <text:p text:style-name="P14">Desenvolver/codificar as tarefas conforme planejamento;</text:p>
        </text:list-item>
        <text:list-item>
          <text:p text:style-name="P14">Realizar os testes unitários para garantir a qualidade do produto desenvolvido;</text:p>
        </text:list-item>
        <text:list-item>
          <text:p text:style-name="P14">Sanar dúvida dos demais colegas;</text:p>
        </text:list-item>
        <text:list-item>
          <text:p text:style-name="P4">Participar das cerimônias junto com os demais integrantes da equipe.</text:p>
        </text:list-item>
      </text:list>
      <text:p text:style-name="Text_20_body"><text:span text:style-name="Strong_20_Emphasis">O que é necessário para participar desse processo seletivo? </text:span></text:p>
      <text:list xml:id="list3973356037" text:style-name="L2">
        <text:list-item>
          <text:p text:style-name="P15">Experiência com Node.js ;</text:p>
        </text:list-item>
        <text:list-item>
          <text:p text:style-name="P15">Experiência com TypeScript;</text:p>
        </text:list-item>
        <text:list-item>
          <text:p text:style-name="P15">Experiência com GraphQL;</text:p>
        </text:list-item>
        <text:list-item>
          <text:p text:style-name="P15">Experiência em arquitetura BFF (Back-end for Front-end)</text:p>
        </text:list-item>
        <text:list-item>
          <text:p text:style-name="P15">Experiência com Git e Versionamento de Código;</text:p>
        </text:list-item>
        <text:list-item>
          <text:p text:style-name="P5">Trabalhando com Metodologias Ágeis .</text:p>
        </text:list-item>
      </text:list>
      <text:p text:style-name="Text_20_body"><text:span text:style-name="Strong_20_Emphasis">Qual pode ser o seu diferencial? <text:line-break/><text:line-break/></text:span>- Conhecimento em arquitetura Headless;</text:p>
      <text:list xml:id="list566078370" text:style-name="L3">
        <text:list-item>
          <text:p text:style-name="P16">Conhecimento em Esteiras/Pipelines de Deploy;</text:p>
        </text:list-item>
        <text:list-item>
          <text:p text:style-name="P16">Conhecimento em Cloud;</text:p>
        </text:list-item>
        <text:list-item>
          <text:p text:style-name="P6">Conhecimento em Arquitetura de Microsserviços .</text:p>
        </text:list-item>
      </text:list>
      <text:p text:style-name="P8">Salário não informado</text:p>
      <text:p text:style-name="P8"/>
      <text:p text:style-name="P8"/>
      <text:p text:style-name="P8"/>
      <text:p text:style-name="P8"/>
      <text:p text:style-name="P8"/>
      <text:p text:style-name="P8"/>
      <text:p text:style-name="P8"/>
      <text:p text:style-name="P8"/>
      <text:p text:style-name="P8"/>
      <text:p text:style-name="P8"/>
      <text:p text:style-name="P8"/>
      <text:p text:style-name="P11"><text:soft-page-break/><text:span text:style-name="T4">E</text:span><text:span text:style-name="T2">mpresa não informada</text:span></text:p>
      <text:p text:style-name="P10"><text:span text:style-name="T4"/></text:p>
      <text:p text:style-name="P10"><text:span text:style-name="T4">Esta é uma vaga de um parceiro da plataforma Coodesh, ao candidatar-se você terá acesso as informações completas sobre a empresa e benefícios.</text:span></text:p>
      <text:p text:style-name="Text_20_body"><text:span text:style-name="Strong_20_Emphasis">Buscamos Back-End Node.js Developer 📣</text:span></text:p>
      <text:p text:style-name="Text_20_body"/>
      <text:p text:style-name="Text_20_body"><text:span text:style-name="Strong_20_Emphasis">Skills:</text:span> Node.js, Typescript, Javascript, MongoDB, MySQL, Test Driven Development, Programação Orientada a Objetos (POO), Unit Tests.</text:p>
      <text:p text:style-name="Text_20_body"/>
      <text:p text:style-name="Text_20_body"><text:span text:style-name="Strong_20_Emphasis">Requisitos:</text:span></text:p>
      <text:p text:style-name="Text_20_body">- Conhecimento sólido em Orientação a Objetos</text:p>
      <text:p text:style-name="Text_20_body">- Estar habituado com metodologias ágeis</text:p>
      <text:p text:style-name="Text_20_body">- Experiencia com integração/entrega continua de software</text:p>
      <text:p text:style-name="Text_20_body">- Entender e buscar sempre aplicar boas práticas de desenvolvimento - (Clean Code / Clean Architecture / SOLID / TDD)</text:p>
      <text:p text:style-name="Text_20_body">- Testes Automatizados (unitário, e2e)</text:p>
      <text:p text:style-name="Text_20_body"/>
      <text:p text:style-name="Text_20_body"><text:span text:style-name="Strong_20_Emphasis">Diferenciais:</text:span></text:p>
      <text:p text:style-name="Text_20_body">- AWS (Toda nossa infra está lá)</text:p>
      <text:p text:style-name="Text_20_body">- Azure DevOps (usamos esse serviço para nossos boards e pipelines)</text:p>
      <text:p text:style-name="Text_20_body">- Conhecimentos básicos sobre cultura DevOps</text:p>
      <text:p text:style-name="Text_20_body"/>
      <text:p text:style-name="Text_20_body"><text:span text:style-name="Strong_20_Emphasis">Benefícios:</text:span></text:p>
      <text:p text:style-name="Text_20_body">- Benefícios flexíveis _ VEE você poderá utilizar o seu saldo como preferir dentro das categorias disponíveis. seu valor total incluído em um só cartão para você utilizar em qualquer tipo de estabelecimento (Flex food, Auxílio mobilidade, Auxilio Home Office, Cultura)</text:p>
      <text:p text:style-name="Text_20_body">- Auxílio Creche</text:p>
      <text:p text:style-name="Text_20_body">- Convênio SESC</text:p>
      <text:p text:style-name="Text_20_body">- Vale Transporte (opcional);</text:p>
      <text:p text:style-name="Text_20_body">- Parceira TotalPass</text:p>
      <text:p text:style-name="Text_20_body">- Parceria Zenclub</text:p>
      <text:p text:style-name="Text_20_body">- Acesso à Plataforma Vee com mais de 1000 parceiros / descontos em diversas áreas</text:p>
      <text:p text:style-name="Text_20_body">- Plano de Saúde com cobertura nacional e acomodação em apartamento;</text:p>
      <text:p text:style-name="Text_20_body"><text:soft-page-break/>- Plano Odontológico</text:p>
      <text:p text:style-name="Text_20_body">- Seguro de Vida</text:p>
      <text:p text:style-name="Text_20_body">- Day-Off, um dia de folga oferecido em benefício ao dia do aniversário para que possa estar junto das pessoas que ama;</text:p>
      <text:p text:style-name="Text_20_body">- Somos uma empresa Empresa Cidadã, o que traz para mães e pais a prorrogação de Licença Maternidade e Paternidade;</text:p>
      <text:p text:style-name="Text_20_body">- Acreditamos muito na cultura do Feedback e trabalhamos isso no nosso dia a dia;</text:p>
      <text:p text:style-name="Text_20_body">- Apoio em capacitações com foco no seu desenvolvimento (cursos, treinamentos e eventos)</text:p>
      <text:p text:style-name="Text_20_body">- Desconto em medicação e na assinatura da BOX</text:p>
      <text:p text:style-name="Text_20_body"/>
      <text:p text:style-name="Text_20_body"><text:span text:style-name="Strong_20_Emphasis">Características:</text:span></text:p>
      <text:p text:style-name="Text_20_body">- Nível: Pleno / Sênior</text:p>
      <text:p text:style-name="Text_20_body">- Formato: 100% Remoto</text:p>
      <text:p text:style-name="Text_20_body">- Faixa Salarial: R$5,998.00 - R$10,000.00</text:p>
      <text:p text:style-name="Text_20_body">- Formato: Full-Time</text:p>
      <text:p text:style-name="Text_20_body">- Tipo: CLT</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text:soft-page-break/>Revelo </text:p>
      <text:p text:style-name="P9">Nível Senior</text:p>
      <text:p text:style-name="P1"><text:span text:style-name="Strong_20_Emphasis"><text:span text:style-name="T1">Sobre a Vaga<text:line-break/><text:line-break/></text:span></text:span>Estamos procurando por um Back End Developer (Remote: US &amp; LATAM) que terá como principais responsabilidades:</text:p>
      <text:list xml:id="list1932502756" text:style-name="L10">
        <text:list-item>
          <text:p text:style-name="P19">Revisar e refatorar os códigos existentes em códigos de alta qualidade.</text:p>
        </text:list-item>
        <text:list-item>
          <text:p text:style-name="P19">Projetar e desenhar códigos que sejam confiáveis e reutilizáveis.</text:p>
        </text:list-item>
        <text:list-item>
          <text:p text:style-name="P19">Garantir a melhor performance e usabilidade das aplicações.</text:p>
        </text:list-item>
        <text:list-item>
          <text:p text:style-name="P19">Saber identificar e corrigir gargalos, realizar debugs e fixes.</text:p>
        </text:list-item>
        <text:list-item>
          <text:p text:style-name="P12">Junto com o restante da equipe, ajudar a manter a qualidade, organização e automação de toda a aplicação.</text:p>
        </text:list-item>
      </text:list>
      <text:p text:style-name="Text_20_body">Assim, o compromisso com a solução colaborativa dos problemas, designs sofisticados e com a qualidade do produto são essenciais para essa posição.<text:line-break/><text:line-break/><text:span text:style-name="Strong_20_Emphasis"><text:span text:style-name="T1">Requerimentos</text:span></text:span></text:p>
      <text:list xml:id="list167656455" text:style-name="L11">
        <text:list-item>
          <text:p text:style-name="P20">Java</text:p>
        </text:list-item>
        <text:list-item>
          <text:p text:style-name="P20">PHP</text:p>
        </text:list-item>
        <text:list-item>
          <text:p text:style-name="P20">REST</text:p>
        </text:list-item>
        <text:list-item>
          <text:p text:style-name="P20">Jenkins</text:p>
        </text:list-item>
        <text:list-item>
          <text:p text:style-name="P20">Java EE</text:p>
        </text:list-item>
        <text:list-item>
          <text:p text:style-name="P13">Inglês (para alocações internacionais)</text:p>
        </text:list-item>
      </text:list>
      <text:p text:style-name="P11">Remuneração não informad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2T21:29:45.204163119</meta:creation-date>
    <dc:date>2022-04-12T22:21:52.780877714</dc:date>
    <meta:editing-duration>PT29S</meta:editing-duration>
    <meta:editing-cycles>1</meta:editing-cycles>
    <meta:document-statistic meta:table-count="0" meta:image-count="0" meta:object-count="0" meta:page-count="4" meta:paragraph-count="73" meta:word-count="608" meta:character-count="3829" meta:non-whitespace-character-count="3313"/>
    <meta:generator>LibreOffice/6.4.7.2$Linux_X86_64 LibreOffice_project/40$Build-2</meta:generator>
  </office:meta>
</office:document-meta>
</file>